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!/bin/bash</text:p>
      <text:p text:style-name="Standard">#</text:p>
      <text:p text:style-name="Standard"># <text:s/>iptables SYNPROXY target usage example</text:p>
      <text:p text:style-name="Standard"># <text:s/>(support added in iptables v1.4.21)</text:p>
      <text:p text:style-name="Standard">#</text:p>
      <text:p text:style-name="Standard"># <text:s/>WARNING: This script is for localhost INPUT</text:p>
      <text:p text:style-name="Standard"># <text:s text:c="10"/>REMEMBER to change INPUT to FORWARD</text:p>
      <text:p text:style-name="Standard"># <text:s text:c="10"/>if you are using this on a firewall</text:p>
      <text:p text:style-name="Standard">#</text:p>
      <text:p text:style-name="Standard"># Author: Jesper Dangaard Brouer &lt;brouer@redhat.com&gt;</text:p>
      <text:p text:style-name="Standard"/>
      <text:p text:style-name="Standard">#export IPTABLES_CMD=</text:p>
      <text:p text:style-name="Standard">default_ipt_cmd=`which iptables`</text:p>
      <text:p text:style-name="Standard"/>
      <text:p text:style-name="Standard">if [ "$EUID" -ne 0 ]; then</text:p>
      <text:p text:style-name="Standard"><text:s text:c="4"/># Can be run as normal user, will just use "sudo"</text:p>
      <text:p text:style-name="Standard"><text:s text:c="4"/>export su=sudo</text:p>
      <text:p text:style-name="Standard">fi</text:p>
      <text:p text:style-name="Standard"/>
      <text:p text:style-name="Standard">function usage() {</text:p>
      <text:p text:style-name="Standard"><text:s text:c="4"/>echo ""</text:p>
      <text:p text:style-name="Standard"><text:s text:c="4"/>echo " $0 - SYNPROXY setup script"</text:p>
      <text:p text:style-name="Standard"><text:s text:c="4"/>echo ""</text:p>
      <text:p text:style-name="Standard"><text:s text:c="4"/>echo "Usage:"</text:p>
      <text:p text:style-name="Standard"><text:s text:c="4"/>echo "------"</text:p>
      <text:p text:style-name="Standard"><text:s text:c="4"/>echo " Script <text:s text:c="3"/>: $0"</text:p>
      <text:p text:style-name="Standard"><text:s text:c="4"/>echo " Parameters: [-vf] -i interface -p dest-port"</text:p>
      <text:p text:style-name="Standard"><text:s text:c="4"/>echo ""</text:p>
      <text:p text:style-name="Standard"><text:s text:c="4"/>echo " <text:s/>-v : verbose"</text:p>
      <text:p text:style-name="Standard"><text:s text:c="4"/>echo " <text:s/>-i : Interface/device"</text:p>
      <text:p text:style-name="Standard"><text:s text:c="4"/>echo " <text:s/>-p : Destination TCP port"</text:p>
      <text:p text:style-name="Standard"><text:s text:c="4"/>echo " <text:s/>-f : Flush rules before creating new rules"</text:p>
      <text:p text:style-name="Standard"><text:s text:c="4"/>echo ""</text:p>
      <text:p text:style-name="Standard">}</text:p>
      <text:p text:style-name="Standard"/>
      <text:p text:style-name="Standard">## <text:s/>--- Parse command line arguments ---</text:p>
      <text:p text:style-name="Standard">while getopts ":i:p:vf" option; do</text:p>
      <text:p text:style-name="Standard"><text:s text:c="4"/>case $option in</text:p>
      <text:p text:style-name="Standard"><text:s text:c="8"/>i)</text:p>
      <text:p text:style-name="Standard"><text:s text:c="12"/>DEV=$OPTARG</text:p>
      <text:p text:style-name="Standard"><text:s text:c="12"/>;;</text:p>
      <text:p text:style-name="Standard"><text:s text:c="8"/>p)</text:p>
      <text:p text:style-name="Standard"><text:s text:c="12"/>PORT=$OPTARG</text:p>
      <text:p text:style-name="Standard"><text:s text:c="12"/>;;</text:p>
      <text:p text:style-name="Standard"><text:s text:c="8"/>v)</text:p>
      <text:p text:style-name="Standard"><text:s text:c="12"/>VERBOSE=yes</text:p>
      <text:p text:style-name="Standard"><text:s text:c="12"/>;;</text:p>
      <text:p text:style-name="Standard"><text:s text:c="8"/>f)</text:p>
      <text:p text:style-name="Standard"><text:s text:c="12"/>FLUSH=yes</text:p>
      <text:p text:style-name="Standard"><text:s text:c="12"/>;;</text:p>
      <text:p text:style-name="Standard"><text:s text:c="8"/>?|*)</text:p>
      <text:p text:style-name="Standard"><text:s text:c="12"/>echo ""</text:p>
      <text:p text:style-name="Standard"><text:soft-page-break/><text:s text:c="12"/>echo "[ERROR] Unknown parameter \"$OPTARG\""</text:p>
      <text:p text:style-name="Standard"><text:s text:c="12"/>usage</text:p>
      <text:p text:style-name="Standard"><text:s text:c="12"/>exit 2</text:p>
      <text:p text:style-name="Standard"><text:s text:c="4"/>esac</text:p>
      <text:p text:style-name="Standard">done</text:p>
      <text:p text:style-name="Standard">shift $[ OPTIND - 1 ]</text:p>
      <text:p text:style-name="Standard"/>
      <text:p text:style-name="Standard">if [ -z "$DEV" ]; then</text:p>
      <text:p text:style-name="Standard"><text:s text:c="4"/>usage</text:p>
      <text:p text:style-name="Standard"><text:s text:c="4"/>echo "ERROR: no device specified"</text:p>
      <text:p text:style-name="Standard"><text:s text:c="4"/>exit 1</text:p>
      <text:p text:style-name="Standard">fi</text:p>
      <text:p text:style-name="Standard"/>
      <text:p text:style-name="Standard">if [ -z "$PORT" ]; then</text:p>
      <text:p text:style-name="Standard"><text:s text:c="4"/>usage</text:p>
      <text:p text:style-name="Standard"><text:s text:c="4"/>echo "ERROR: no port specified"</text:p>
      <text:p text:style-name="Standard"><text:s text:c="4"/>exit 1</text:p>
      <text:p text:style-name="Standard">fi</text:p>
      <text:p text:style-name="Standard"/>
      <text:p text:style-name="Standard"># Extra checking for iptables</text:p>
      <text:p text:style-name="Standard">if [ -z "$IPTABLES_CMD" ]; then</text:p>
      <text:p text:style-name="Standard"><text:s text:c="4"/>echo "WARNING: Shell env variable IPTABLES_CMD is undefined"</text:p>
      <text:p text:style-name="Standard"><text:s text:c="4"/>export IPTABLES_CMD=${default_ipt_cmd}</text:p>
      <text:p text:style-name="Standard"><text:s text:c="4"/>echo "WARNING: Fallback to default IPTABLES_CMD=${default_ipt_cmd}"</text:p>
      <text:p text:style-name="Standard">fi</text:p>
      <text:p text:style-name="Standard"/>
      <text:p text:style-name="Standard">#</text:p>
      <text:p text:style-name="Standard"># A shell iptables function wrapper</text:p>
      <text:p text:style-name="Standard">#</text:p>
      <text:p text:style-name="Standard">iptables() {</text:p>
      <text:p text:style-name="Standard"><text:s text:c="4"/>$su $IPTABLES_CMD "$@"</text:p>
      <text:p text:style-name="Standard"><text:s text:c="4"/>local result=$?</text:p>
      <text:p text:style-name="Standard"><text:s text:c="4"/>if [ ${result} -gt 0 ]; then</text:p>
      <text:p text:style-name="Standard"><text:s text:c="8"/>echo "WARNING -- Error (${result}) when executing the iptables command:"</text:p>
      <text:p text:style-name="Standard"><text:s text:c="8"/>echo " \"iptables $@\""</text:p>
      <text:p text:style-name="Standard"><text:s text:c="4"/>else</text:p>
      <text:p text:style-name="Standard"><text:s text:c="8"/>if [ -n "${VERBOSE}" ]; then</text:p>
      <text:p text:style-name="Standard"><text:s text:c="12"/>echo "iptables $@"</text:p>
      <text:p text:style-name="Standard"><text:s text:c="8"/>fi</text:p>
      <text:p text:style-name="Standard"><text:s text:c="4"/>fi</text:p>
      <text:p text:style-name="Standard">}</text:p>
      <text:p text:style-name="Standard"/>
      <text:p text:style-name="Standard"># Cleanup before applying our rules</text:p>
      <text:p text:style-name="Standard">if [ -n "$FLUSH" ]; then</text:p>
      <text:p text:style-name="Standard"><text:s text:c="4"/>iptables -t raw -F</text:p>
      <text:p text:style-name="Standard"><text:s text:c="4"/>iptables -t raw -X</text:p>
      <text:p text:style-name="Standard"><text:s text:c="4"/>iptables -F</text:p>
      <text:p text:style-name="Standard"><text:s text:c="4"/>iptables -X</text:p>
      <text:p text:style-name="Standard">fi</text:p>
      <text:p text:style-name="Standard"/>
      <text:p text:style-name="Standard"># SYNPROXY works on untracked conntracks</text:p>
      <text:p text:style-name="Standard"># <text:s/>it will create the appropiate conntrack proxied TCP conn</text:p>
      <text:p text:style-name="Standard"><text:soft-page-break/># NOTICE: table "raw"</text:p>
      <text:p text:style-name="Standard">iptables -t raw -I PREROUTING -i $DEV -p tcp -m tcp --syn \</text:p>
      <text:p text:style-name="Standard"><text:s text:c="4"/>--dport $PORT -j CT --notrack</text:p>
      <text:p text:style-name="Standard"/>
      <text:p text:style-name="Standard"># Catching state</text:p>
      <text:p text:style-name="Standard"># <text:s/>UNTRACKED == SYN packets</text:p>
      <text:p text:style-name="Standard"># <text:s/>INVALID <text:s text:c="2"/>== ACK from 3WHS</text:p>
      <text:p text:style-name="Standard">iptables -A INPUT -i $DEV -p tcp -m tcp --dport $PORT \</text:p>
      <text:p text:style-name="Standard"><text:s text:c="4"/>-m state --state INVALID,UNTRACKED \</text:p>
      <text:p text:style-name="Standard"><text:s text:c="4"/>-j SYNPROXY --sack-perm --timestamp --wscale 7 --mss 1460</text:p>
      <text:p text:style-name="Standard"/>
      <text:p text:style-name="Standard"># Drop rest of state INVALID</text:p>
      <text:p text:style-name="Standard"># <text:s/>This will e.g. catch SYN-ACK packet attacks</text:p>
      <text:p text:style-name="Standard">iptables -A INPUT -i $DEV -p tcp -m tcp --dport $PORT \</text:p>
      <text:p text:style-name="Standard"><text:s text:c="4"/>-m state --state INVALID -j DROP</text:p>
      <text:p text:style-name="Standard"/>
      <text:p text:style-name="Standard"># More strict conntrack handling to get unknown ACKs (from 3WHS) to be</text:p>
      <text:p text:style-name="Standard"># <text:s/>marked as INVALID state (else a conntrack is just created)</text:p>
      <text:p text:style-name="Standard">#</text:p>
      <text:p text:style-name="Standard">$su /sbin/sysctl -w net/netfilter/nf_conntrack_tcp_loose=0</text:p>
      <text:p text:style-name="Standard"/>
      <text:p text:style-name="Standard"># Enable timestamping, because SYN cookies uses TCP options field</text:p>
      <text:p text:style-name="Standard">$su /sbin/sysctl -w net/ipv4/tcp_timestamps=1</text:p>
      <text:p text:style-name="Standard"/>
      <text:p text:style-name="Standard"># Adjusting maximum number of connection tracking entries possible</text:p>
      <text:p text:style-name="Standard">#</text:p>
      <text:p text:style-name="Standard"># Conntrack element size 288 bytes found in /proc/slabinfo</text:p>
      <text:p text:style-name="Standard"># <text:s/>"nf_conntrack" &lt;objsize&gt; = 288</text:p>
      <text:p text:style-name="Standard">#</text:p>
      <text:p text:style-name="Standard"># 288 * 2000000 / 10^6 = 576.0 MB</text:p>
      <text:p text:style-name="Standard">$su /sbin/sysctl -w net/netfilter/nf_conntrack_max=2000000</text:p>
      <text:p text:style-name="Standard"/>
      <text:p text:style-name="Standard"># IMPORTANT: Also adjust hash bucket size for conntracks</text:p>
      <text:p text:style-name="Standard"># <text:s text:c="2"/>net/netfilter/nf_conntrack_buckets writeable</text:p>
      <text:p text:style-name="Standard"># <text:s text:c="2"/>via /sys/module/nf_conntrack/parameters/hashsize</text:p>
      <text:p text:style-name="Standard">#</text:p>
      <text:p text:style-name="Standard"># Hash entry 8 bytes pointer (uses struct hlist_nulls_head)</text:p>
      <text:p text:style-name="Standard"># <text:s/>8 * 2000000 / 10^6 = 16 MB</text:p>
      <text:p text:style-name="Standard">$su sh -c 'echo 2000000 &gt; /sys/module/nf_conntrack/parameters/hashsize'</text:p>
      <text:p text:style-name="Standard"/>
      <text:p text:style-name="Standard"># Hint: Monitor nf_conntrack usage searched, found, new, etc.:</text:p>
      <text:p text:style-name="Standard"># <text:s/>lnstat -c -1 -f nf_conntrack</text:p>
      <text:p text:style-name="Standard"># 查看syn_proxy是否生效</text:p>
      <text:p text:style-name="Standard"># watch -n1 cat /proc/net/stat/synprox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5T22:20:17.878000000</meta:creation-date>
    <dc:date>2021-01-15T22:21:20.155000000</dc:date>
    <meta:editing-duration>PT1M2S</meta:editing-duration>
    <meta:editing-cycles>1</meta:editing-cycles>
    <meta:document-statistic meta:table-count="0" meta:image-count="0" meta:object-count="0" meta:page-count="3" meta:paragraph-count="131" meta:word-count="583" meta:character-count="3721" meta:non-whitespace-character-count="2858"/>
    <meta:generator>LibreOffice/7.0.4.2$Windows_X86_64 LibreOffice_project/dcf040e67528d9187c66b2379df5ea4407429775</meta:generator>
  </office:meta>
</office:document-meta>
</file>